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E0000034931AD0005.png" manifest:media-type="image/png"/>
  <manifest:file-entry manifest:full-path="Pictures/10000201000001EB0000015F624C2D2D.png" manifest:media-type="image/png"/>
  <manifest:file-entry manifest:full-path="Pictures/10000201000001EB0000015FF94D4A51.png" manifest:media-type="image/png"/>
  <manifest:file-entry manifest:full-path="Pictures/1000020100000125000000E4C39567D6.png" manifest:media-type="image/png"/>
  <manifest:file-entry manifest:full-path="Pictures/1000020100000143000000E5A39F54B7.png" manifest:media-type="image/png"/>
  <manifest:file-entry manifest:full-path="Pictures/1000020100000370000001FD4D837A8C.png" manifest:media-type="image/png"/>
  <manifest:file-entry manifest:full-path="Pictures/10000201000002120000016411A601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fadeOverColor"/>
    </style:style>
    <style:style style:name="gr1" style:family="graphic">
      <style:graphic-properties style:protect="size"/>
    </style:style>
    <style:style style:name="gr2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letus-title">
      <style:graphic-properties draw:auto-grow-height="true" fo:min-height="3.506cm"/>
    </style:style>
    <style:style style:name="pr2" style:family="presentation" style:parent-style-name="Oletus-subtitle">
      <style:graphic-properties draw:fill-color="#ffffff" fo:min-height="12.179cm"/>
    </style:style>
    <style:style style:name="pr3" style:family="presentation" style:parent-style-name="Oletus-notes">
      <style:graphic-properties draw:fill-color="#ffffff" draw:auto-grow-height="true" fo:min-height="13.364cm"/>
    </style:style>
    <style:style style:name="pr4" style:family="presentation" style:parent-style-name="Oletus-title">
      <style:graphic-properties fo:min-height="3.506cm"/>
    </style:style>
    <style:style style:name="pr5" style:family="presentation" style:parent-style-name="Oletus-notes">
      <style:graphic-properties draw:fill-color="#ffffff" fo:min-height="13.364cm"/>
    </style:style>
    <style:style style:name="pr6" style:family="presentation" style:parent-style-name="Oletus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ijkstra vs A* vs MTAA* liikkuvassa maalissa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Kristian Wahlro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xml:id="id1" draw:id="id1">
        <office:forms form:automatic-focus="false" form:apply-design-mode="false"/>
        <draw:frame draw:style-name="gr2" draw:text-style-name="P2" draw:layer="layout" svg:width="23.8cm" svg:height="13.8cm" svg:x="1.8cm" svg:y="5.4cm">
          <draw:image xlink:href="Pictures/10000201000002120000016411A60141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ijkstran algoritmi</text:span></text:p>
          </draw:text-box>
        </draw:frame>
        <anim:par presentation:node-type="timing-root">
          <anim:par smil:begin="id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xml:id="id2" draw:id="id2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A*</text:span></text:p>
          </draw:text-box>
        </draw:frame>
        <draw:frame draw:style-name="gr2" draw:text-style-name="P2" draw:layer="layout" svg:width="23.409cm" svg:height="12.2cm" svg:x="2.4cm" svg:y="5.8cm">
          <draw:image xlink:href="Pictures/1000020100000370000001FD4D837A8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xml:id="id3" draw:id="id3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Heurestiikka</text:span></text:p>
          </draw:text-box>
        </draw:frame>
        <draw:frame draw:style-name="gr2" draw:text-style-name="P2" draw:layer="layout" svg:width="9.766cm" svg:height="6.924cm" svg:x="1.234cm" svg:y="7.276cm">
          <draw:image xlink:href="Pictures/1000020100000143000000E5A39F54B7.png" xlink:type="simple" xlink:show="embed" xlink:actuate="onLoad">
            <text:p/>
          </draw:image>
        </draw:frame>
        <draw:frame draw:style-name="gr2" draw:text-style-name="P2" draw:layer="layout" svg:width="8.859cm" svg:height="6.893cm" svg:x="17.741cm" svg:y="7.6cm">
          <draw:image xlink:href="Pictures/1000020100000125000000E4C39567D6.png" xlink:type="simple" xlink:show="embed" xlink:actuate="onLoad">
            <text:p/>
          </draw:image>
        </draw:frame>
        <draw:frame draw:style-name="gr3" draw:layer="layout" svg:width="9cm" svg:height="0.962cm" svg:x="2cm" svg:y="15.6cm">
          <draw:text-box>
            <text:p>Manhattan-etäisyys</text:p>
          </draw:text-box>
        </draw:frame>
        <draw:frame draw:style-name="gr3" draw:layer="layout" svg:width="7.8cm" svg:height="0.962cm" svg:x="19cm" svg:y="15.838cm">
          <draw:text-box>
            <text:p>Chebyshev-etäisyys</text:p>
          </draw:text-box>
        </draw:frame>
        <anim:par presentation:node-type="timing-root">
          <anim:par smil:begin="id3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xml:id="id4" draw:id="id4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ie breaking?</text:span></text:p>
          </draw:text-box>
        </draw:frame>
        <draw:frame draw:style-name="gr2" draw:text-style-name="P2" draw:layer="layout" svg:width="11.6cm" svg:height="7.2cm" svg:x="1.2cm" svg:y="9.4cm">
          <draw:image xlink:href="Pictures/10000201000001EB0000015F624C2D2D.png" xlink:type="simple" xlink:show="embed" xlink:actuate="onLoad">
            <text:p/>
          </draw:image>
        </draw:frame>
        <draw:frame draw:style-name="gr2" draw:text-style-name="P2" draw:layer="layout" svg:width="12.2cm" svg:height="7.2cm" svg:x="14.2cm" svg:y="9.4cm">
          <draw:image xlink:href="Pictures/10000201000001EB0000015FF94D4A5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xml:id="id5" draw:id="id5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MTAA* ja liikkuva maali</text:span></text:p>
          </draw:text-box>
        </draw:frame>
        <anim:par presentation:node-type="timing-root">
          <anim:par smil:begin="id5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xml:id="id6" draw:id="id6">
        <office:forms form:automatic-focus="false" form:apply-design-mode="false"/>
        <draw:frame draw:style-name="gr2" draw:text-style-name="P2" draw:layer="layout" svg:width="15.13cm" svg:height="20.999cm" svg:x="5.2cm" svg:y="0.001cm">
          <draw:image xlink:href="Pictures/100000000000025E0000034931AD000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xml:id="id7" draw:id="id7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uloksia</text:span>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xml:id="id8" draw:id="id8">
        <draw:frame presentation:style-name="pr4" draw:layer="layout" svg:width="25.199cm" svg:height="3.506cm" svg:x="1.4cm" svg:y="0.837cm" presentation:class="title">
          <draw:text-box>
            <text:p>Lähteet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cs.cmu.edu/~maxim/files/mtswithaa_aamas07.pdf" xlink:type="simple">http://www.cs.cmu.edu/~maxim/files/mtswithaa_aamas07.pdf</text:a></text:p>
              </text:list-item>
              <text:list-item>
                <text:p><text:a xlink:href="http://wiki.gamegardens.com/Path_Finding_Tutorial" xlink:type="simple">http://wiki.gamegardens.com/Path_Finding_Tutorial</text:a></text:p>
              </text:list-item>
              <text:list-item>
                <text:p><text:a xlink:href="http://en.wikipedia.org/wiki/A*_search_algorithm" xlink:type="simple">http://en.wikipedia.org/wiki/A*_search_algorithm</text:a></text:p>
              </text:list-item>
              <text:list-item>
                <text:p>http://en.wikipedia.org/wiki/Chebyshev_distance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de </meta:initial-creator>
    <meta:creation-date>2015-02-25T17:39:44.781352985</meta:creation-date>
    <meta:generator>LibreOffice/4.2.7.2$Linux_X86_64 LibreOffice_project/420m0$Build-2</meta:generator>
    <dc:date>2015-02-25T19:04:09.074484157</dc:date>
    <dc:creator>Kride </dc:creator>
    <meta:editing-duration>PT25S</meta:editing-duration>
    <meta:editing-cycles>3</meta:editing-cycles>
    <meta:document-statistic meta:object-count="59"/>
  </office:meta>
</office:document-meta>
</file>